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.3" style:display-name="1._Migratie_voorbereiden.3" style:family="table-row">
      <style:table-row-properties style:min-row-height="0.605cm" fo:background-color="transparent">
        <style:background-image/>
      </style:table-row-properties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5.4" style:family="table-row">
      <style:table-row-properties style:min-row-height="0.605cm" fo:background-color="transparent">
        <style:background-image/>
      </style:table-row-properties>
    </style:style>
    <style:style style:name="Tabel3" style:family="table">
      <style:table-properties style:width="24.59cm" fo:margin-left="0.512cm" table:align="left" style:writing-mode="lr-tb"/>
    </style:style>
    <style:style style:name="Tabel3.A" style:family="table-column">
      <style:table-column-properties style:column-width="13.483cm"/>
    </style:style>
    <style:style style:name="Tabel3.B" style:family="table-column">
      <style:table-column-properties style:column-width="11.107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B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4.59cm" fo:margin-left="0.512cm" table:align="left" style:writing-mode="lr-tb"/>
    </style:style>
    <style:style style:name="Tabel4.A" style:family="table-column">
      <style:table-column-properties style:column-width="13.483cm"/>
    </style:style>
    <style:style style:name="Tabel4.B" style:family="table-column">
      <style:table-column-properties style:column-width="11.107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B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2cm" style:rel-column-width="4084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986cm" style:rel-column-width="10165*"/>
    </style:style>
    <style:style style:name="Tabel1.D" style:family="table-column">
      <style:table-column-properties style:column-width="4.216cm" style:rel-column-width="10750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5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928cm"/>
    </style:style>
    <style:style style:name="Tabel2.B" style:family="table-column">
      <style:table-column-properties style:column-width="3.394cm"/>
    </style:style>
    <style:style style:name="Tabel2.C" style:family="table-column">
      <style:table-column-properties style:column-width="3.618cm"/>
    </style:style>
    <style:style style:name="Tabel2.D" style:family="table-column">
      <style:table-column-properties style:column-width="3.678cm"/>
    </style:style>
    <style:style style:name="Tabel2.E" style:family="table-column">
      <style:table-column-properties style:column-width="3.408cm"/>
    </style:style>
    <style:style style:name="Tabel2.F" style:family="table-column">
      <style:table-column-properties style:column-width="4.708cm"/>
    </style:style>
    <style:style style:name="Tabel2.G" style:family="table-column">
      <style:table-column-properties style:column-width="4.99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903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3" style:family="table-row">
      <style:table-row-properties style:row-height="1.69cm" fo:keep-together="auto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2.4" style:family="table-row">
      <style:table-row-properties style:row-height="1.563cm" fo:keep-together="auto"/>
    </style:style>
    <style:style style:name="Tabel2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0ec6511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8eb87e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907f3c" officeooo:paragraph-rsid="02907f3c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1b63ad1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86637d" officeooo:paragraph-rsid="0286637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text-align="center" style:justify-single-word="false"/>
      <style:text-properties officeooo:paragraph-rsid="02576086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55116c" officeooo:paragraph-rsid="0286637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9dc4f9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7fd60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paragraph-rsid="023da383"/>
    </style:style>
    <style:style style:name="P22" style:family="paragraph" style:parent-style-name="Footnote">
      <style:text-properties officeooo:paragraph-rsid="0f92b562"/>
    </style:style>
    <style:style style:name="P23" style:family="paragraph" style:parent-style-name="Footnote">
      <style:text-properties officeooo:paragraph-rsid="02493d05"/>
    </style:style>
    <style:style style:name="P24" style:family="paragraph" style:parent-style-name="Standard">
      <style:paragraph-properties fo:break-before="page"/>
      <style:text-properties officeooo:paragraph-rsid="026ef228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26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7" style:family="paragraph" style:parent-style-name="Table_20_Contents">
      <style:text-properties officeooo:rsid="025cf310" officeooo:paragraph-rsid="026ef228"/>
    </style:style>
    <style:style style:name="P28" style:family="paragraph" style:parent-style-name="Table_20_Contents">
      <style:text-properties officeooo:rsid="025cf310" officeooo:paragraph-rsid="0278bc49"/>
    </style:style>
    <style:style style:name="P29" style:family="paragraph" style:parent-style-name="Table_20_Contents">
      <style:text-properties officeooo:rsid="025cf310" officeooo:paragraph-rsid="0286637d"/>
    </style:style>
    <style:style style:name="P30" style:family="paragraph" style:parent-style-name="Table_20_Contents">
      <style:text-properties officeooo:rsid="025cf310" officeooo:paragraph-rsid="0278493f"/>
    </style:style>
    <style:style style:name="P31" style:family="paragraph" style:parent-style-name="Table_20_Contents">
      <style:text-properties officeooo:rsid="025cf310" officeooo:paragraph-rsid="027736e7"/>
    </style:style>
    <style:style style:name="P32" style:family="paragraph" style:parent-style-name="Standard">
      <style:text-properties officeooo:paragraph-rsid="026ef228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34" style:family="paragraph" style:parent-style-name="Table_20_Contents">
      <style:text-properties officeooo:rsid="025cf310" officeooo:paragraph-rsid="029a865b"/>
    </style:style>
    <style:style style:name="P35" style:family="paragraph" style:parent-style-name="Table_20_Contents">
      <style:text-properties officeooo:rsid="025cf310" officeooo:paragraph-rsid="029c8630"/>
    </style:style>
    <style:style style:name="P36" style:family="paragraph" style:parent-style-name="Table_20_Contents">
      <style:text-properties officeooo:rsid="025cf310" officeooo:paragraph-rsid="027a6068"/>
    </style:style>
    <style:style style:name="P37" style:family="paragraph" style:parent-style-name="Standard" style:list-style-name="L1">
      <style:text-properties officeooo:paragraph-rsid="01fe3c46"/>
    </style:style>
    <style:style style:name="P38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Footnote">
      <style:text-properties officeooo:paragraph-rsid="02060474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4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91d7e7" style:font-size-asian="10.5pt" style:font-size-complex="10.5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1d7e7"/>
    </style:style>
    <style:style style:name="P47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8" style:family="paragraph" style:parent-style-name="Footnote">
      <style:text-properties officeooo:rsid="0268f29a" officeooo:paragraph-rsid="027028eb"/>
    </style:style>
    <style:style style:name="P4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6b5b8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b340d"/>
    </style:style>
    <style:style style:name="P5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790fe"/>
    </style:style>
    <style:style style:name="P5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86a98"/>
    </style:style>
    <style:style style:name="P53" style:family="paragraph" style:parent-style-name="Standard" style:list-style-name="L2">
      <style:text-properties officeooo:paragraph-rsid="01d1c20a"/>
    </style:style>
    <style:style style:name="P54" style:family="paragraph" style:parent-style-name="Standard">
      <style:text-properties officeooo:paragraph-rsid="0103e699"/>
    </style:style>
    <style:style style:name="P5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7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7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73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4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6" style:family="paragraph" style:parent-style-name="Standard">
      <style:paragraph-properties style:snap-to-layout-grid="false"/>
      <style:text-properties style:font-name="Liberation Sans1" fo:font-size="12pt" fo:language="nl" fo:country="NL" officeooo:paragraph-rsid="00172dcf" style:font-size-asian="12pt" style:font-size-complex="12pt"/>
    </style:style>
    <style:style style:name="P77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8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80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officeooo:rsid="029dc4f9"/>
    </style:style>
    <style:style style:name="T10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1" style:family="text">
      <style:text-properties officeooo:rsid="007505e5"/>
    </style:style>
    <style:style style:name="T12" style:family="text">
      <style:text-properties officeooo:rsid="0013aa8e"/>
    </style:style>
    <style:style style:name="T13" style:family="text">
      <style:text-properties officeooo:rsid="007ef2fc"/>
    </style:style>
    <style:style style:name="T14" style:family="text">
      <style:text-properties style:font-name="Liberation Sans1" fo:font-size="12pt" style:font-size-asian="12pt" style:font-size-complex="12pt"/>
    </style:style>
    <style:style style:name="T15" style:family="text">
      <style:text-properties officeooo:rsid="009c12e0" style:font-size-asian="12pt" style:font-size-complex="12pt"/>
    </style:style>
    <style:style style:name="T16" style:family="text">
      <style:text-properties style:font-name="Liberation Sans1" fo:font-size="12pt" officeooo:rsid="009c12e0" style:font-size-asian="12pt" style:font-size-complex="12pt"/>
    </style:style>
    <style:style style:name="T17" style:family="text">
      <style:text-properties style:font-name="Liberation Sans1" fo:font-size="12pt" officeooo:rsid="00178133" style:font-size-asian="12pt" style:font-size-complex="12pt"/>
    </style:style>
    <style:style style:name="T18" style:family="text">
      <style:text-properties style:font-name="Liberation Sans1" fo:font-size="12pt" officeooo:rsid="007ef2fc" style:font-size-asian="12pt" style:font-size-complex="12pt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90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font-weight="bold" officeooo:rsid="029dc4f9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29e0fd0" style:font-weight-asian="bold" style:font-weight-complex="bold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9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40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4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4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43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size-asian="10pt" style:font-style-asian="normal" style:font-size-complex="10pt" style:font-style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10e9ad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21688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44939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95a7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00bba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officeooo:rsid="04473353"/>
    </style:style>
    <style:style style:name="T53" style:family="text">
      <style:text-properties officeooo:rsid="0f95a7a0"/>
    </style:style>
    <style:style style:name="T54" style:family="text">
      <style:text-properties officeooo:rsid="0f8f58bd"/>
    </style:style>
    <style:style style:name="T55" style:family="text">
      <style:text-properties officeooo:rsid="0aace3cd"/>
    </style:style>
    <style:style style:name="T56" style:family="text">
      <style:text-properties style:font-name="Ubuntu" fo:font-size="10pt" style:font-size-asian="10pt" style:font-size-complex="10pt"/>
    </style:style>
    <style:style style:name="T57" style:family="text">
      <style:text-properties style:font-name="Liberation Sans1" fo:font-size="10pt" style:font-size-asian="10pt" style:font-size-complex="10pt"/>
    </style:style>
    <style:style style:name="T58" style:family="text">
      <style:text-properties style:font-name="Liberation Sans1" fo:font-size="10pt" officeooo:rsid="0203f598" style:font-size-asian="10pt" style:font-size-complex="10pt"/>
    </style:style>
    <style:style style:name="T59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60" style:family="text">
      <style:text-properties officeooo:rsid="0203f598"/>
    </style:style>
    <style:style style:name="T6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8e25c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aabd8f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25393fd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5184e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d92e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47dd5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1ef4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f7df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21e3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fo:font-weight="normal" officeooo:rsid="00fe7fca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officeooo:rsid="027028eb"/>
    </style:style>
    <style:style style:name="T73" style:family="text">
      <style:text-properties officeooo:rsid="0289b300"/>
    </style:style>
    <style:style style:name="T74" style:family="text">
      <style:text-properties officeooo:rsid="028b5e62"/>
    </style:style>
    <style:style style:name="T75" style:family="text">
      <style:text-properties officeooo:rsid="028d51ca"/>
    </style:style>
    <style:style style:name="T76" style:family="text">
      <style:text-properties officeooo:rsid="025d598d"/>
    </style:style>
    <style:style style:name="T77" style:family="text">
      <style:text-properties fo:font-size="10pt" officeooo:rsid="025d598d" style:font-size-asian="10pt" style:font-size-complex="10pt"/>
    </style:style>
    <style:style style:name="T78" style:family="text">
      <style:text-properties officeooo:rsid="0267de5b"/>
    </style:style>
    <style:style style:name="T79" style:family="text">
      <style:text-properties officeooo:rsid="0286637d"/>
    </style:style>
    <style:style style:name="T80" style:family="text">
      <style:text-properties officeooo:rsid="02747497"/>
    </style:style>
    <style:style style:name="T81" style:family="text">
      <style:text-properties fo:font-size="10pt" officeooo:rsid="027341dd" style:font-size-asian="10pt" style:font-size-complex="10pt"/>
    </style:style>
    <style:style style:name="T82" style:family="text">
      <style:text-properties fo:font-size="10pt" officeooo:rsid="0274939b" style:font-size-asian="10pt" style:font-size-complex="10pt"/>
    </style:style>
    <style:style style:name="T83" style:family="text">
      <style:text-properties officeooo:rsid="0277d415"/>
    </style:style>
    <style:style style:name="T84" style:family="text">
      <style:text-properties fo:font-size="10pt" officeooo:rsid="027bb64c" style:font-size-asian="10pt" style:font-size-complex="10pt"/>
    </style:style>
    <style:style style:name="T85" style:family="text">
      <style:text-properties officeooo:rsid="0272d0c0"/>
    </style:style>
    <style:style style:name="T86" style:family="text">
      <style:text-properties officeooo:rsid="025e46cc"/>
    </style:style>
    <style:style style:name="T87" style:family="text">
      <style:text-properties fo:font-size="10pt" officeooo:rsid="025e46cc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107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a606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0b5cb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officeooo:rsid="02986a98"/>
    </style:style>
    <style:style style:name="T119" style:family="text">
      <style:text-properties officeooo:rsid="02692193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f61c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1" fo:font-size="12pt" fo:language="nl" fo:country="NL" fo:font-style="normal" fo:font-weight="normal" officeooo:rsid="026b340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officeooo:rsid="01e96954"/>
    </style:style>
    <style:style style:name="T159" style:family="text">
      <style:text-properties officeooo:rsid="0119bd75"/>
    </style:style>
    <style:style style:name="T160" style:family="text">
      <style:text-properties fo:font-weight="normal" officeooo:rsid="00172dcf" style:font-weight-asian="normal" style:font-weight-complex="normal"/>
    </style:style>
    <style:style style:name="T161" style:family="text">
      <style:text-properties officeooo:rsid="00172dc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><text:span text:style-name="T9">Back-up v</text:span>oorbereiden</text:p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0">☐</text:span></text:span></text:p>
          </table:table-cell>
          <table:table-cell table:style-name="Tabel6.A1" office:value-type="string">
            <text:p text:style-name="P9">Verzame<text:span text:style-name="T11">l</text:span> <text:span text:style-name="T12">computernaam en </text:span>gebruikersnamen, zie pagina <text:span text:style-name="T13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0">☐</text:span></text:span></text:p>
          </table:table-cell>
          <table:table-cell table:style-name="Tabel6.A1" office:value-type="string">
            <text:p text:style-name="P11"><text:span text:style-name="T14">Verzamel </text:span><text:span text:style-name="Emphasis"><text:span text:style-name="T15">per gebruiker</text:span></text:span><text:span text:style-name="T16"> </text:span><text:span text:style-name="T14">E-mailadressen </text:span><text:span text:style-name="T17">en</text:span><text:span text:style-name="T14"> mailserver</text:span><text:span text:style-name="T17">adressen</text:span><text:span text:style-name="T14"> inclusief gebruikersnamen en wachtwoorden, zie pagina </text:span><text:span text:style-name="T18">4</text:span><text:span text:style-name="T14">.</text:span></text:p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/>
          </table:table-cell>
          <table:table-cell table:style-name="_31_._5f_Migratie_5f_voorbereiden.A1" office:value-type="string">
            <text:p text:style-name="P1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8"><text:span text:style-name="Strong_20_Emphasis"><text:span text:style-name="T10">☐</text:span></text:span></text:p>
          </table:table-cell>
          <table:table-cell table:style-name="_31_._5f_Migratie_5f_voorbereiden.A1" office:value-type="string">
            <text:p text:style-name="P13"><text:span text:style-name="T9">Back-up uitvoeren o</text:span>p Windows</text:p>
          </table:table-cell>
        </table:table-row>
        <table:table-row table:style-name="_31_._5f_Migratie_5f_voorbereiden.3">
          <table:table-cell table:style-name="_31_._5f_Migratie_5f_voorbereiden.A1" office:value-type="string">
            <text:p text:style-name="P14"/>
          </table:table-cell>
          <table:table-cell table:style-name="_31_._5f_Migratie_5f_voorbereiden.A1" office:value-type="string">
            <text:p text:style-name="P15">Z<text:span text:style-name="T19">et </text:span><text:span text:style-name="T20">een </text:span><text:span text:style-name="T21">eventuele virusscanner </text:span><text:span text:style-name="T22">uit</text:span><text:span text:style-name="T21">, </text:span><text:span text:style-name="T23">want dat </text:span><text:span text:style-name="T19">vertraagt </text:span><text:span text:style-name="T24">het maken van </text:span><text:span text:style-name="T19">de back-up</text:span><text:span text:style-name="T25">.</text:span></text:p>
          </table:table-cell>
        </table:table-row>
        <table:table-row table:style-name="_31_._5f_Migratie_5f_voorbereiden.3">
          <table:table-cell table:style-name="_31_._5f_Migratie_5f_voorbereiden.A1" office:value-type="string">
            <text:p text:style-name="P10"><text:span text:style-name="Strong_20_Emphasis"><text:span text:style-name="T10">☐</text:span></text:span></text:p>
          </table:table-cell>
          <table:table-cell table:style-name="_31_._5f_Migratie_5f_voorbereiden.A1" office:value-type="string">
            <text:p text:style-name="P16"><text:span text:style-name="T26">K</text:span><text:span text:style-name="T27">opi</text:span><text:span text:style-name="T26">eer</text:span><text:span text:style-name="T27"> </text:span><text:span text:style-name="Emphasis"><text:span text:style-name="T28">per gebruiker </text:span></text:span><text:span text:style-name="T29">C:\Gebruikers\&lt;Gebruikersnaam&gt; </text:span><text:span text:style-name="T27">naar een externe harddisk</text:span><text:span text:style-name="T30">.<text:line-break/></text:span><text:span text:style-name="T31">Gebr. 1-4</text:span><text:span text:style-name="T30"><text:line-break/></text:span><text:span text:style-name="Strong_20_Emphasis"><text:span text:style-name="T32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7"/>
          </table:table-cell>
          <table:table-cell table:style-name="Tabel5.A1" office:value-type="string">
            <text:p text:style-name="P18"/>
          </table:table-cell>
        </table:table-row>
        <table:table-row table:style-name="Tabel5.1">
          <table:table-cell table:style-name="Tabel5.A1" office:value-type="string">
            <text:p text:style-name="P17"/>
          </table:table-cell>
          <table:table-cell table:style-name="Tabel5.A1" office:value-type="string">
            <text:p text:style-name="P19"><text:span text:style-name="T33">Back-up uitvoeren o</text:span><text:span text:style-name="T34">p Linux </text:span><text:span text:style-name="T35">zonder</text:span><text:span text:style-name="T34"> BitLocker-stationsversleuteling op Windows!</text:span><text:line-break/><text:span text:style-name="T36">Configuratiescherm &gt; Systeem en beveiliging &gt; BitLocker-stationsversleuteling &gt; "Schijf" &gt; BitLocker uitschakelen</text:span></text:p>
          </table:table-cell>
        </table:table-row>
        <table:table-row table:style-name="Tabel5.1">
          <table:table-cell table:style-name="Tabel5.A1" office:value-type="string">
            <text:p text:style-name="P10"><text:span text:style-name="Strong_20_Emphasis"><text:span text:style-name="T10">☐</text:span></text:span></text:p>
          </table:table-cell>
          <table:table-cell table:style-name="Tabel5.A1" office:value-type="string">
            <text:p text:style-name="P20"><text:span text:style-name="T37">Start de computer op vanaf</text:span><text:span text:style-name="T37"><text:note text:id="ftn1" text:note-class="footnote"><text:note-citation>1</text:note-citation><text:note-body><text:p text:style-name="P21"><text:span text:style-name="T38">B</text:span><text:span text:style-name="T39">ootmenu/</text:span><text:span text:style-name="T38">S</text:span><text:span text:style-name="T39">etup</text:span><text:span text:style-name="T40"> via </text:span><text:span text:style-name="T41">é</text:span><text:span text:style-name="T42">é</text:span><text:span text:style-name="T38">n van d</text:span><text:span text:style-name="T43">e </text:span><text:span text:style-name="T44">v</text:span><text:span text:style-name="T45">eelgebruikte toetsen: </text:span><text:span text:style-name="T46">Esc</text:span><text:span text:style-name="T47">, </text:span><text:span text:style-name="T46">Delete</text:span><text:span text:style-name="T47">, </text:span><text:span text:style-name="T46">F1</text:span><text:span text:style-name="T47">, </text:span><text:span text:style-name="T46">F2</text:span><text:span text:style-name="T47">, </text:span><text:span text:style-name="T46">F9</text:span><text:span text:style-name="T47">, </text:span><text:span text:style-name="T46">F10</text:span><text:span text:style-name="T47">, </text:span><text:span text:style-name="T46">F11</text:span><text:span text:style-name="T47">, or </text:span><text:span text:style-name="T46">F12</text:span></text:p></text:note-body></text:note></text:span><text:span text:style-name="T37"> </text:span><text:span text:style-name="T48">een</text:span><text:span text:style-name="T49"> </text:span><text:span text:style-name="T50">L</text:span><text:span text:style-name="T51">ive</text:span><text:span text:style-name="T51"><text:note text:id="ftn2" text:note-class="footnote"><text:note-citation>2</text:note-citation><text:note-body><text:p text:style-name="P22"><text:span text:style-name="T52">Vanaf ee</text:span>n <text:span text:style-name="T53">L</text:span>ive <text:span text:style-name="T54">USB</text:span><text:span text:style-name="T55">-stick</text:span><text:span text:style-name="T56"> </text:span>kunt <text:span text:style-name="T52">u opstarten en</text:span> <text:span text:style-name="T57">met </text:span><text:span text:style-name="T58">Linux</text:span><text:span text:style-name="Strong_20_Emphasis"><text:span text:style-name="T59"> </text:span></text:span>werken zonder enige bestanden op de harde schijf te wijzigen en maakt ook installatie van <text:span text:style-name="T60">Linux</text:span><text:span text:style-name="T59"> </text:span>mogelijk.</text:p></text:note-body></text:note></text:span><text:span text:style-name="T51"> </text:span><text:span text:style-name="T61">USB</text:span><text:span text:style-name="T62">-stick</text:span><text:span text:style-name="T62"><text:note text:id="ftn3" text:note-class="footnote"><text:note-citation>3</text:note-citation><text:note-body><text:p text:style-name="P23"><text:span text:style-name="T63">Z</text:span><text:span text:style-name="T64">ie Checklist installatie ...</text:span></text:p></text:note-body></text:note></text:span><text:span text:style-name="T49">, </text:span><text:span text:style-name="T65">zoals </text:span><text:span text:style-name="T66">Debian</text:span><text:span text:style-name="T67"> </text:span><text:span text:style-name="T68">of Rocky Linux</text:span><text:span text:style-name="T69"> </text:span><text:span text:style-name="T51">Desktop/</text:span><text:span text:style-name="T70">Workstation</text:span></text:p>
          </table:table-cell>
        </table:table-row>
        <table:table-row table:style-name="Tabel5.4">
          <table:table-cell table:style-name="Tabel5.A1" office:value-type="string">
            <text:p text:style-name="P10"><text:span text:style-name="Strong_20_Emphasis"><text:span text:style-name="T10">☐</text:span></text:span></text:p>
          </table:table-cell>
          <table:table-cell table:style-name="Tabel5.A1" office:value-type="string">
            <text:p text:style-name="P16"><text:span text:style-name="T26">K</text:span><text:span text:style-name="T27">opi</text:span><text:span text:style-name="T26">eer</text:span><text:span text:style-name="T27"> </text:span><text:span text:style-name="Emphasis"><text:span text:style-name="T28">per gebruiker </text:span></text:span><text:span text:style-name="T29">C:\Gebruikers\&lt;Gebruikersnaam&gt; </text:span><text:span text:style-name="T27">naar een externe harddisk</text:span><text:span text:style-name="T30">.<text:line-break/></text:span><text:span text:style-name="T31">Gebr. 1-4</text:span><text:span text:style-name="T30"><text:line-break/></text:span><text:span text:style-name="Strong_20_Emphasis"><text:span text:style-name="T32">☐ ☐ ☐ ☐</text:span></text:span></text:p>
          </table:table-cell>
        </table:table-row>
      </table:table>
      <text:p text:style-name="P17"><text:span text:style-name="Emphasis"><text:span text:style-name="T71"/></text:span></text:p>
      <text:p text:style-name="P24"><text:tab/></text:p>
      <table:table table:name="Tabel3" table:style-name="Tabel3">
        <table:table-column table:style-name="Tabel3.A"/>
        <table:table-column table:style-name="Tabel3.B"/>
        <table:table-row>
          <table:table-cell table:style-name="Tabel3.A1" table:number-columns-spanned="2" office:value-type="string">
            <text:p text:style-name="P25">Browser-app migratie <text:span text:style-name="T72">van Windows naar Linux</text:span></text:p>
          </table:table-cell>
          <table:covered-table-cell/>
        </table:table-row>
        <table:table-row>
          <table:table-cell table:style-name="Tabel3.A2" office:value-type="string">
            <text:p text:style-name="P26"><text:span text:style-name="T73">Op </text:span>Windows <text:span text:style-name="T74">in </text:span><text:span text:style-name="T75">gebruik</text:span></text:p>
          </table:table-cell>
          <table:table-cell table:style-name="Tabel3.B2" office:value-type="string">
            <text:p text:style-name="P26">Linux <text:span text:style-name="T73">vervanger</text:span></text:p>
          </table:table-cell>
        </table:table-row>
        <table:table-row>
          <table:table-cell table:style-name="Tabel3.A2" office:value-type="string">
            <text:p text:style-name="P27">Microsoft Edge <text:span text:style-name="T76">(export Favorieten)<text:line-break/></text:span><text:span text:style-name="T77">C:\Gebruikers\&lt;Gebruikersnaam&gt;\AppData\Local\Microsoft\Edge\User Data\Default</text:span></text:p>
          </table:table-cell>
          <table:table-cell table:style-name="Tabel3.B2" office:value-type="string">
            <text:p text:style-name="P28">Microsoft Edge <text:span text:style-name="T76">(import Favorieten)<text:line-break/></text:span><text:span text:style-name="T77">/home/&lt;Gebruikersnaam&gt;/.config/microsoft-edge/</text:span></text:p>
          </table:table-cell>
        </table:table-row>
        <table:table-row>
          <table:table-cell table:style-name="Tabel3.A2" office:value-type="string">
            <text:p text:style-name="P29">Mozilla Firefox <text:span text:style-name="T76">(export </text:span><text:span text:style-name="T78">Bladwijzers</text:span><text:span text:style-name="T76">), </text:span><text:span text:style-name="T79">zie </text:span><text:span text:style-name="User_20_Entry"><text:span text:style-name="T80">about:profiles</text:span></text:span><text:span text:style-name="T80">:</text:span><text:span text:style-name="T76"><text:line-break/></text:span><text:span text:style-name="T81">C:\Gebruikers\</text:span><text:span text:style-name="T77">&lt;Gebruikersnaam&gt;</text:span><text:span text:style-name="T81">\AppData\Roaming\M</text:span><text:span text:style-name="T82">o</text:span><text:span text:style-name="T81">zilla\Firefox\Profiles\</text:span></text:p>
          </table:table-cell>
          <table:table-cell table:style-name="Tabel3.B2" office:value-type="string">
            <text:p text:style-name="P30">Mozilla Firefox <text:span text:style-name="T76">(import </text:span><text:span text:style-name="T78">Bladwijzers</text:span><text:span text:style-name="T76">), </text:span><text:span text:style-name="T79">zie</text:span><text:span text:style-name="T83"> </text:span><text:span text:style-name="User_20_Entry"><text:span text:style-name="T80">about:profiles</text:span></text:span><text:span text:style-name="T80">:</text:span><text:span text:style-name="T76"><text:line-break/></text:span><text:span text:style-name="T77">/home/&lt;Gebruikersnaam&gt;/.mozilla/firefox/</text:span></text:p>
          </table:table-cell>
        </table:table-row>
        <table:table-row>
          <table:table-cell table:style-name="Tabel3.A2" office:value-type="string">
            <text:p text:style-name="P31">Google Chrome <text:span text:style-name="T76">(export </text:span><text:span text:style-name="T78">Bookmarks</text:span><text:span text:style-name="T76">)<text:line-break/></text:span><text:span text:style-name="T77">C:\Gebruikers\&lt;gebruikersnaam&gt;\AppData\Local\Google\Chrome\User Data</text:span><text:span text:style-name="T84">\</text:span></text:p>
          </table:table-cell>
          <table:table-cell table:style-name="Tabel3.B2" office:value-type="string">
            <text:p text:style-name="P31">Google Chrome <text:span text:style-name="T76">(import </text:span><text:span text:style-name="T78">Bookmarks</text:span><text:span text:style-name="T76">)<text:line-break/></text:span><text:span text:style-name="T77">/home/&lt;Gebruikersnaam&gt;/.config/google-chrome/</text:span></text:p>
          </table:table-cell>
        </table:table-row>
      </table:table>
      <text:p text:style-name="P32"/>
      <text:p text:style-name="P32"><text:tab/></text:p>
      <table:table table:name="Tabel4" table:style-name="Tabel4">
        <table:table-column table:style-name="Tabel4.A"/>
        <table:table-column table:style-name="Tabel4.B"/>
        <table:table-row>
          <table:table-cell table:style-name="Tabel4.A1" table:number-columns-spanned="2" office:value-type="string">
            <text:p text:style-name="P33">Mail-app migratie <text:span text:style-name="T72">van Windows naar Linux</text:span></text:p>
          </table:table-cell>
          <table:covered-table-cell/>
        </table:table-row>
        <table:table-row>
          <table:table-cell table:style-name="Tabel4.A2" office:value-type="string">
            <text:p text:style-name="P26"><text:span text:style-name="T73">Op </text:span>Windows <text:span text:style-name="T73">in gebruik</text:span></text:p>
          </table:table-cell>
          <table:table-cell table:style-name="Tabel4.B2" office:value-type="string">
            <text:p text:style-name="P26">Linux <text:span text:style-name="T73">vervanger</text:span></text:p>
          </table:table-cell>
        </table:table-row>
        <table:table-row>
          <table:table-cell table:style-name="Tabel4.A2" office:value-type="string">
            <text:p text:style-name="P27">Microsoft Outlook (export PST/OST-<text:span text:style-name="T85">bestand</text:span>)</text:p>
          </table:table-cell>
          <table:table-cell table:style-name="Tabel4.B2" office:value-type="string">
            <text:p text:style-name="P27">Evolution (import PST/OST-<text:span text:style-name="T85">bestand</text:span>)</text:p>
          </table:table-cell>
        </table:table-row>
        <table:table-row>
          <table:table-cell table:style-name="Tabel4.A2" office:value-type="string">
            <text:p text:style-name="P34">Windows Mail (export <text:span text:style-name="T76">e-mails + </text:span><text:span text:style-name="T86">adresboek)<text:line-break/></text:span><text:span text:style-name="T87">C:\</text:span><text:span text:style-name="T81">Gebru</text:span><text:span text:style-name="T87">ikers\</text:span><text:span text:style-name="T77">&lt;Gebruikersnaam&gt;</text:span><text:span text:style-name="T87">\AppData\Local\Comms\Unistore\data</text:span></text:p>
          </table:table-cell>
          <table:table-cell table:style-name="Tabel4.B2" office:value-type="string">
            <text:p text:style-name="P35">Thunderbird (import <text:span text:style-name="T76">e-mails + </text:span><text:span text:style-name="T86">adresboek)<text:line-break/></text:span><text:span text:style-name="T87">/home/</text:span><text:span text:style-name="T77">&lt;Gebruikersnaam&gt;</text:span><text:span text:style-name="T87">/.thunderbird/</text:span></text:p>
          </table:table-cell>
        </table:table-row>
        <table:table-row>
          <table:table-cell table:style-name="Tabel4.A2" office:value-type="string">
            <text:p text:style-name="P36">Thunderbird (export <text:span text:style-name="T76">e-mails + </text:span><text:span text:style-name="T86">adresboek)<text:line-break/></text:span><text:span text:style-name="T87">C:\</text:span><text:span text:style-name="T81">Gebru</text:span><text:span text:style-name="T87">ikers\</text:span><text:span text:style-name="T77">&lt;Gebruikersnaam&gt;</text:span><text:span text:style-name="T87">\AppData\Roaming\Thunderbird\Profiles</text:span></text:p>
          </table:table-cell>
          <table:table-cell table:style-name="Tabel4.B2" office:value-type="string">
            <text:p text:style-name="P36">Thunderbird (import <text:span text:style-name="T76">e-mails + </text:span><text:span text:style-name="T86">adresboek)<text:line-break/></text:span><text:span text:style-name="T87">/home/</text:span><text:span text:style-name="T77">&lt;Gebruikersnaam&gt;</text:span><text:span text:style-name="T87">/.thunderbird/</text:span></text:p>
          </table:table-cell>
        </table:table-row>
        <table:table-row>
          <table:table-cell table:style-name="Tabel4.A2" office:value-type="string">
            <text:p text:style-name="P27">Webmail</text:p>
          </table:table-cell>
          <table:table-cell table:style-name="Tabel4.B2" office:value-type="string">
            <text:p text:style-name="P27">Webmail</text:p>
          </table:table-cell>
        </table:table-row>
      </table:table>
      <text:p text:style-name="P32"/>
      <text:p text:style-name="P32"/>
      <text:list text:continue-numbering="true" text:style-name="L1">
        <text:list-item>
          <text:p text:style-name="P37"><text:span text:style-name="Strong_20_Emphasis"><text:span text:style-name="T88">Linux </text:span></text:span><text:span text:style-name="Strong_20_Emphasis"><text:span text:style-name="T89">installeren</text:span></text:span></text:p>
        </text:list-item>
      </text:list>
      <text:p text:style-name="P38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0">☐</text:span></text:span></text:p>
          </table:table-cell>
          <table:table-cell table:style-name="_32_._5f_Ubuntu_5f_installeren.A1" office:value-type="string">
            <text:p text:style-name="P39"><text:span text:style-name="T25">Installeer </text:span><text:span text:style-name="T90">Linux </text:span><text:span text:style-name="T25">volgens de </text:span><text:span text:style-name="Strong_20_Emphasis"><text:span text:style-name="T91">Checklist</text:span></text:span><text:span text:style-name="Strong_20_Emphasis"><text:span text:style-name="T92"> i</text:span></text:span><text:span text:style-name="Strong_20_Emphasis"><text:span text:style-name="T93">nstallatie</text:span></text:span><text:span text:style-name="T94"><text:note text:id="ftn4" text:note-class="footnote"><text:note-citation>1</text:note-citation><text:note-body><text:p text:style-name="P40">Checklist installatie is te vinden op <text:a xlink:type="simple" xlink:href="https://karelzimmer.nl/" text:style-name="Internet_20_link" text:visited-style-name="Visited_20_Internet_20_Link"><text:span text:style-name="T95">karelzimmer.nl</text:span></text:a><text:span text:style-name="T96">, onder </text:span><text:span text:style-name="Sterk_20_accent_20_voetnoot"><text:span text:style-name="T97">Linux</text:span></text:span><text:span text:style-name="T96">.</text:span></text:p></text:note-body></text:note></text:span><text:span text:style-name="T94">.</text:span></text:p>
          </table:table-cell>
        </table:table-row>
      </table:table>
      <text:p text:style-name="P41"><text:span text:style-name="Strong_20_Emphasis"><text:span text:style-name="T98"><text:tab/></text:span></text:span></text:p>
      <text:list text:continue-numbering="true" text:style-name="L1">
        <text:list-item>
          <text:p text:style-name="P42"><text:soft-page-break/><text:span text:style-name="Strong_20_Emphasis"><text:span text:style-name="T99">Back-up </text:span></text:span><text:span text:style-name="Strong_20_Emphasis"><text:span text:style-name="T100">t</text:span></text:span><text:span text:style-name="Strong_20_Emphasis"><text:span text:style-name="T99">erugzetten</text:span></text:span><text:span text:style-name="Emphasis"><text:span text:style-name="T101"> (</text:span></text:span><text:span text:style-name="Emphasis"><text:span text:style-name="T102">op</text:span></text:span><text:span text:style-name="Emphasis"><text:span text:style-name="T101"> </text:span></text:span><text:span text:style-name="Emphasis"><text:span text:style-name="T103">Linux</text:span></text:span><text:span text:style-name="Emphasis"><text:span text:style-name="T101">)</text:span></text:span><text:span text:style-name="Strong_20_Emphasis"><text:span text:style-name="T104"><text:line-break/></text:span></text:span></text:p>
          <text:p text:style-name="P43"><text:span text:style-name="Emphasis">De handelingen in dit hoofdstuk dienen per gebruiker te worden uitgevoerd.</text:span></text:p>
          <text:p text:style-name="P43"><text:span text:style-name="Emphasis"/></text:p>
          <text:p text:style-name="P44">Gebr. 1-4</text:p>
        </text:list-item>
      </text:list>
      <text:p text:style-name="P45"><text:span text:style-name="T98"><text:tab/></text:span><text:span text:style-name="Strong_20_Emphasis"><text:span text:style-name="T105">☐ ☐ ☐ ☐</text:span></text:span><text:span text:style-name="T106"><text:tab/></text:span><text:span text:style-name="T107">Zorg dat er geen </text:span><text:span text:style-name="T108">Internetverbinding </text:span><text:span text:style-name="T107">is, zodat er geen nieuwe </text:span><text:span text:style-name="T109">e-</text:span><text:span text:style-name="T107">mails </text:span><text:span text:style-name="T110">kunnen </text:span><text:span text:style-name="T109">binnen</text:span><text:span text:style-name="T107">komen.</text:span></text:p>
      <text:p text:style-name="P46"><text:span text:style-name="T111"><text:tab/></text:span><text:span text:style-name="Strong_20_Emphasis"><text:span text:style-name="T32">☐ ☐ ☐ ☐<text:tab/></text:span></text:span><text:span text:style-name="T104">Koppel de externe harddisk aan.</text:span></text:p>
      <text:p text:style-name="P47"><text:span text:style-name="T111"><text:tab/></text:span><text:span text:style-name="Strong_20_Emphasis"><text:span text:style-name="T32">☐ ☐ ☐ ☐</text:span></text:span><text:span text:style-name="T112"><text:tab/></text:span><text:span text:style-name="T104">Kopieer </text:span><text:span text:style-name="T113">Mijn documenten, </text:span><text:span text:style-name="T114">etc</text:span><text:span text:style-name="T104">.</text:span></text:p>
      <text:p text:style-name="P46"><text:span text:style-name="T111"><text:tab/></text:span><text:span text:style-name="Strong_20_Emphasis"><text:span text:style-name="T32">☐ ☐ ☐ ☐</text:span></text:span><text:span text:style-name="T111"><text:tab/></text:span><text:span text:style-name="T115">Kopieer browser</text:span><text:span text:style-name="T116">-app </text:span><text:span text:style-name="T115">profielbestanden</text:span><text:span text:style-name="T117"><text:note text:id="ftn5" text:note-class="footnote"><text:note-citation>1</text:note-citation><text:note-body><text:p text:style-name="P48">Zie <text:span text:style-name="T118">d</text:span>e tabel “Browser-app migratie van Windows naar Linux” op het vo<text:span text:style-name="T119">rige</text:span> blad.</text:p></text:note-body></text:note></text:span><text:span text:style-name="T120">.</text:span></text:p>
      <text:p text:style-name="P46"><text:span text:style-name="T111"><text:tab/></text:span><text:span text:style-name="Strong_20_Emphasis"><text:span text:style-name="T32">☐ ☐ ☐ ☐</text:span></text:span><text:span text:style-name="T111"><text:tab/></text:span><text:span text:style-name="T115">Kopieer </text:span><text:span text:style-name="T121">mail</text:span><text:span text:style-name="T116">-app </text:span><text:span text:style-name="T115">profielbestanden</text:span><text:span text:style-name="T117"><text:note text:id="ftn6" text:note-class="footnote"><text:note-citation>2</text:note-citation><text:note-body><text:p text:style-name="P48">Zie de tabel “<text:span text:style-name="T119">Mai</text:span><text:span text:style-name="T72">l</text:span>-app migratie van Windows naar Linux” op het vo<text:span text:style-name="T119">rige</text:span> blad.</text:p></text:note-body></text:note></text:span><text:span text:style-name="T117">.</text:span></text:p>
      <text:p text:style-name="P46"><text:span text:style-name="T111"><text:tab/></text:span><text:span text:style-name="Strong_20_Emphasis"><text:span text:style-name="T32">☐ ☐ ☐ ☐</text:span></text:span><text:span text:style-name="T111"><text:tab/></text:span><text:span text:style-name="T122">Verwijder overbodige Windows-bestanden via </text:span><text:span text:style-name="Strong_20_Emphasis"><text:span text:style-name="T123">Terminalvenster</text:span></text:span><text:span text:style-name="T124"> </text:span><text:span text:style-name="T125">en de volgende opdrachtregel:<text:line-break/></text:span></text:p>
      <text:list text:continue-numbering="true" text:style-name="L1">
        <text:list-header>
          <text:p text:style-name="P49"><text:span text:style-name="User_20_Entry"><text:span text:style-name="T126">f</text:span></text:span><text:span text:style-name="User_20_Entry"><text:span text:style-name="T127">ind </text:span></text:span><text:span text:style-name="User_20_Entry"><text:span text:style-name="T126">$HOME</text:span></text:span><text:span text:style-name="User_20_Entry"><text:span text:style-name="T127"> -type f -</text:span></text:span><text:span text:style-name="User_20_Entry"><text:span text:style-name="T128">i</text:span></text:span><text:span text:style-name="User_20_Entry"><text:span text:style-name="T127">name </text:span></text:span><text:span text:style-name="User_20_Entry"><text:span text:style-name="T129">d</text:span></text:span><text:span text:style-name="User_20_Entry"><text:span text:style-name="T127">esktop.ini -</text:span></text:span><text:span text:style-name="User_20_Entry"><text:span text:style-name="T130">d</text:span></text:span><text:span text:style-name="User_20_Entry"><text:span text:style-name="T131">e</text:span></text:span><text:span text:style-name="User_20_Entry"><text:span text:style-name="T130">lete </text:span></text:span><text:span text:style-name="User_20_Entry"><text:span text:style-name="T132">-or </text:span></text:span><text:span text:style-name="User_20_Entry"><text:span text:style-name="T127">-type f -</text:span></text:span><text:span text:style-name="User_20_Entry"><text:span text:style-name="T133">i</text:span></text:span><text:span text:style-name="User_20_Entry"><text:span text:style-name="T127">name </text:span></text:span><text:span text:style-name="User_20_Entry"><text:span text:style-name="T133">t</text:span></text:span><text:span text:style-name="User_20_Entry"><text:span text:style-name="T127">humbs.db -</text:span></text:span><text:span text:style-name="User_20_Entry"><text:span text:style-name="T130">delete -</text:span></text:span><text:span text:style-name="User_20_Entry"><text:span text:style-name="T132">or </text:span></text:span><text:span text:style-name="User_20_Entry"><text:span text:style-name="T127">-type f -name '*.</text:span></text:span><text:span text:style-name="User_20_Entry"><text:span text:style-name="T134">lnk'</text:span></text:span><text:span text:style-name="User_20_Entry"><text:span text:style-name="T135"> -delete -or </text:span></text:span><text:span text:style-name="User_20_Entry"><text:span text:style-name="T127">-type f -</text:span></text:span><text:span text:style-name="User_20_Entry"><text:span text:style-name="T128">i</text:span></text:span><text:span text:style-name="User_20_Entry"><text:span text:style-name="T127">name '*.</text:span></text:span><text:span text:style-name="User_20_Entry"><text:span text:style-name="T136">exe'</text:span></text:span><text:span text:style-name="User_20_Entry"><text:span text:style-name="T127"> -</text:span></text:span><text:span text:style-name="User_20_Entry"><text:span text:style-name="T130">delete -</text:span></text:span><text:span text:style-name="User_20_Entry"><text:span text:style-name="T135">or </text:span></text:span><text:span text:style-name="User_20_Entry"><text:span text:style-name="T127">-type f -</text:span></text:span><text:span text:style-name="User_20_Entry"><text:span text:style-name="T133">name '~*' -delete</text:span></text:span><text:span text:style-name="User_20_Entry"><text:span text:style-name="T137"><text:line-break/></text:span></text:span></text:p>
        </text:list-header>
      </text:list>
      <text:p text:style-name="P50"><text:span text:style-name="Strong_20_Emphasis"><text:tab/></text:span><text:span text:style-name="Strong_20_Emphasis"><text:span text:style-name="T138">Gebr. 1-4</text:span></text:span></text:p>
      <text:p text:style-name="P46"><text:span text:style-name="Strong_20_Emphasis"><text:span text:style-name="T139"><text:tab/></text:span></text:span><text:span text:style-name="Strong_20_Emphasis"><text:span text:style-name="T32">☐ ☐ ☐ ☐</text:span></text:span><text:span text:style-name="Strong_20_Emphasis"><text:span text:style-name="T112"><text:tab/></text:span></text:span><text:span text:style-name="T104">Maak verbinding met het Internet, zodat er </text:span><text:span text:style-name="T140">weer</text:span><text:span text:style-name="T104"> nieuwe </text:span><text:span text:style-name="T141">e-</text:span><text:span text:style-name="T104">mails</text:span><text:span text:style-name="T142"> </text:span><text:span text:style-name="T141">binnen</text:span><text:span text:style-name="T104"> </text:span><text:span text:style-name="T142">kunnen </text:span><text:span text:style-name="T104">komen.</text:span></text:p>
      <text:list text:style-name="L2">
        <text:list-header>
          <text:p text:style-name="P51"><text:span text:style-name="T111"><text:tab/></text:span><text:span text:style-name="Strong_20_Emphasis"><text:span text:style-name="T32">☐ ☐ ☐ ☐</text:span></text:span><text:span text:style-name="T111"><text:tab/></text:span><text:span text:style-name="T143">Start de browser-app en c</text:span><text:span text:style-name="T144">ontroleer de werking</text:span><text:span text:style-name="T117">.</text:span></text:p>
          <text:p text:style-name="P52"><text:span text:style-name="T111"><text:tab/></text:span><text:span text:style-name="Strong_20_Emphasis"><text:span text:style-name="T32">☐ ☐ ☐ ☐</text:span></text:span><text:span text:style-name="T111"><text:tab/></text:span><text:span text:style-name="T143">Start de mail-app en c</text:span><text:span text:style-name="T144">ontroleer de werking</text:span><text:span text:style-name="T117">.</text:span></text:p>
          <text:p text:style-name="P51"><text:span text:style-name="T111"/></text:p>
          <text:p text:style-name="P53"><text:span text:style-name="T145"><text:line-break/><text:tab/></text:span><text:span text:style-name="T146">E</text:span><text:span text:style-name="T147">inde c</text:span><text:span text:style-name="T148">hecklist, </text:span><text:span text:style-name="T149">het overzetten</text:span><text:span text:style-name="T150"> </text:span><text:span text:style-name="T151">is </text:span><text:span text:style-name="T150">voltooid.</text:span></text:p>
        </text:list-header>
      </text:list>
      <text:p text:style-name="P54"/>
      <text:list text:continue-numbering="true" text:style-name="L2">
        <text:list-item>
          <text:list>
            <text:list-header>
              <text:p text:style-name="P55"><text:span text:style-name="T152">Geschreven door </text:span><text:a xlink:type="simple" xlink:href="mailto:info@karelzimmer.nl?subject=Checklist%20installatie%20Linux" text:style-name="Internet_20_link" text:visited-style-name="Visited_20_Internet_20_Link"><text:span text:style-name="T153">Karel Zimmer</text:span></text:a><text:span text:style-name="T154">.</text:span></text:p>
              <text:p text:style-name="P56"><text:span text:style-name="T155">Licentie </text:span><text:span text:style-name="T154">C</text:span><text:span text:style-name="T156">C0</text:span><text:span text:style-name="T154"> 1.0 </text:span><text:span text:style-name="T157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57"><text:s/></text:span><text:span text:style-name="T157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57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7">Gebr.#</text:p>
            <text:p text:style-name="P58"/>
          </table:table-cell>
          <table:table-cell table:style-name="Tabel1.A1" table:number-rows-spanned="2" office:value-type="string">
            <text:p text:style-name="P59">Gebruiker</text:p>
            <text:p text:style-name="P60">(bijv. Jan <text:span text:style-name="T158">Jansen</text:span>)</text:p>
          </table:table-cell>
          <table:table-cell table:style-name="Tabel1.A1" table:number-rows-spanned="2" office:value-type="string">
            <text:p text:style-name="P59">Gebruikersnaam</text:p>
            <text:p text:style-name="P60">(bijv. jan)</text:p>
          </table:table-cell>
          <table:table-cell table:style-name="Tabel1.D1" table:number-rows-spanned="2" office:value-type="string">
            <text:p text:style-name="P61">Wachtwoord</text:p>
            <text:p text:style-name="P62"/>
          </table:table-cell>
          <table:table-cell table:style-name="Tabel1.E1" office:value-type="string">
            <text:p text:style-name="P63"/>
          </table:table-cell>
          <table:table-cell table:style-name="Tabel1.F1" office:value-type="string">
            <text:p text:style-name="P64">BIOS-wachtwoord</text:p>
          </table:table-cell>
          <table:table-cell table:style-name="Tabel1.G1" office:value-type="string">
            <text:p text:style-name="P65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63"/>
          </table:table-cell>
          <table:table-cell table:style-name="Tabel1.F2" office:value-type="string">
            <text:p text:style-name="P66">Wifi-netwerknaam</text:p>
          </table:table-cell>
          <table:table-cell table:style-name="Tabel1.G2" office:value-type="string">
            <text:p text:style-name="P65"/>
          </table:table-cell>
        </table:table-row>
        <table:table-row table:style-name="Tabel1.3">
          <table:table-cell table:style-name="Tabel1.A3" office:value-type="string">
            <text:p text:style-name="P67">1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65"/>
          </table:table-cell>
          <table:table-cell table:style-name="Tabel1.D3" office:value-type="string">
            <text:p text:style-name="P65"/>
          </table:table-cell>
          <table:table-cell table:style-name="Tabel1.E1" office:value-type="string">
            <text:p text:style-name="P63"/>
          </table:table-cell>
          <table:table-cell table:style-name="Tabel1.F2" office:value-type="string">
            <text:p text:style-name="P68">Netwerksleutel</text:p>
          </table:table-cell>
          <table:table-cell table:style-name="Tabel1.G2" office:value-type="string">
            <text:p text:style-name="P65"/>
          </table:table-cell>
        </table:table-row>
        <table:table-row table:style-name="Tabel1.4">
          <table:table-cell table:style-name="Tabel1.A3" office:value-type="string">
            <text:p text:style-name="P67">2</text:p>
          </table:table-cell>
          <table:table-cell table:style-name="Tabel1.A3" office:value-type="string">
            <text:p text:style-name="P65"/>
          </table:table-cell>
          <table:table-cell table:style-name="Tabel1.A3" office:value-type="string">
            <text:p text:style-name="P65"/>
          </table:table-cell>
          <table:table-cell table:style-name="Tabel1.D3" office:value-type="string">
            <text:p text:style-name="P65"/>
          </table:table-cell>
          <table:table-cell table:style-name="Tabel1.E1" office:value-type="string">
            <text:p text:style-name="P63"/>
          </table:table-cell>
          <table:table-cell table:style-name="Tabel1.F2" office:value-type="string">
            <text:p text:style-name="P69">Router IP#</text:p>
          </table:table-cell>
          <table:table-cell table:style-name="Tabel1.G2" office:value-type="string">
            <text:p text:style-name="P65"/>
          </table:table-cell>
        </table:table-row>
        <table:table-row table:style-name="Tabel1.5">
          <table:table-cell table:style-name="Tabel1.A3" office:value-type="string">
            <text:p text:style-name="P70">3</text:p>
          </table:table-cell>
          <table:table-cell table:style-name="Tabel1.A3" office:value-type="string">
            <text:p text:style-name="P65"/>
          </table:table-cell>
          <table:table-cell table:style-name="Tabel1.A3" office:value-type="string">
            <text:p text:style-name="P65"/>
          </table:table-cell>
          <table:table-cell table:style-name="Tabel1.D3" office:value-type="string">
            <text:p text:style-name="P65"/>
          </table:table-cell>
          <table:table-cell table:style-name="Tabel1.E1" office:value-type="string">
            <text:p text:style-name="P63"/>
          </table:table-cell>
          <table:table-cell table:style-name="Tabel1.F2" office:value-type="string">
            <text:p text:style-name="P69">Router gebr.nm/ww</text:p>
          </table:table-cell>
          <table:table-cell table:style-name="Tabel1.G2" office:value-type="string">
            <text:p text:style-name="P65"/>
          </table:table-cell>
        </table:table-row>
        <table:table-row table:style-name="Tabel1.6">
          <table:table-cell table:style-name="Tabel1.A3" office:value-type="string">
            <text:p text:style-name="P70">4</text:p>
          </table:table-cell>
          <table:table-cell table:style-name="Tabel1.A3" office:value-type="string">
            <text:p text:style-name="P65"/>
          </table:table-cell>
          <table:table-cell table:style-name="Tabel1.A3" office:value-type="string">
            <text:p text:style-name="P65"/>
          </table:table-cell>
          <table:table-cell table:style-name="Tabel1.D3" office:value-type="string">
            <text:p text:style-name="P65"/>
          </table:table-cell>
          <table:table-cell table:style-name="Tabel1.E1" office:value-type="string">
            <text:p text:style-name="P63"/>
          </table:table-cell>
          <table:table-cell table:style-name="Tabel1.F2" office:value-type="string">
            <text:p text:style-name="P71">TeamViewer ID</text:p>
          </table:table-cell>
          <table:table-cell table:style-name="Tabel1.G2" office:value-type="string">
            <text:p text:style-name="P65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72">Gebr.<text:span text:style-name="T159">#</text:span></text:p>
          </table:table-cell>
          <table:table-cell table:style-name="Tabel2.A1" office:value-type="string">
            <text:p text:style-name="P73">E-mailnaam</text:p>
          </table:table-cell>
          <table:table-cell table:style-name="Tabel2.A1" office:value-type="string">
            <text:p text:style-name="P73">E-mailadres</text:p>
          </table:table-cell>
          <table:table-cell table:style-name="Tabel2.A1" office:value-type="string">
            <text:p text:style-name="P74">Gebruikersnaam</text:p>
          </table:table-cell>
          <table:table-cell table:style-name="Tabel2.A1" office:value-type="string">
            <text:p text:style-name="P75">Wachtwoord</text:p>
          </table:table-cell>
          <table:table-cell table:style-name="Tabel2.A1" office:value-type="string">
            <text:p text:style-name="P75"><text:span text:style-name="T160">Inkomende</text:span><text:span text:style-name="T161"> </text:span>mailserver</text:p>
          </table:table-cell>
          <table:table-cell table:style-name="Tabel2.G1" office:value-type="string">
            <text:p text:style-name="P76"><text:span text:style-name="T161">Uitgaande </text:span>mailserver</text:p>
          </table:table-cell>
        </table:table-row>
        <table:table-row table:style-name="Tabel2.2">
          <table:table-cell table:style-name="Tabel2.A2" office:value-type="string">
            <text:p text:style-name="P77"/>
          </table:table-cell>
          <table:table-cell table:style-name="Tabel2.A2" office:value-type="string">
            <text:p text:style-name="P78"/>
          </table:table-cell>
          <table:table-cell table:style-name="Tabel2.A2" office:value-type="string">
            <text:p text:style-name="P79"/>
          </table:table-cell>
          <table:table-cell table:style-name="Tabel2.A2" office:value-type="string">
            <text:p text:style-name="P80"/>
          </table:table-cell>
          <table:table-cell table:style-name="Tabel2.A2" office:value-type="string">
            <text:p text:style-name="P80"/>
          </table:table-cell>
          <table:table-cell table:style-name="Tabel2.A2" office:value-type="string">
            <text:p text:style-name="P80"/>
          </table:table-cell>
          <table:table-cell table:style-name="Tabel2.G2" office:value-type="string">
            <text:p text:style-name="P80"/>
          </table:table-cell>
        </table:table-row>
        <table:table-row table:style-name="Tabel2.3">
          <table:table-cell table:style-name="Tabel2.A3" office:value-type="string">
            <text:p text:style-name="P77"/>
          </table:table-cell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0"/>
          </table:table-cell>
          <table:table-cell table:style-name="Tabel2.G3" office:value-type="string">
            <text:p text:style-name="P80"/>
          </table:table-cell>
        </table:table-row>
        <table:table-row table:style-name="Tabel2.4">
          <table:table-cell table:style-name="Tabel2.A3" office:value-type="string">
            <text:p text:style-name="P77"/>
          </table:table-cell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0"/>
          </table:table-cell>
          <table:table-cell table:style-name="Tabel2.G3" office:value-type="string">
            <text:p text:style-name="P80"/>
          </table:table-cell>
        </table:table-row>
        <table:table-row table:style-name="Tabel2.5">
          <table:table-cell table:style-name="Tabel2.A3" office:value-type="string">
            <text:p text:style-name="P77"/>
          </table:table-cell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0"/>
          </table:table-cell>
          <table:table-cell table:style-name="Tabel2.G3" office:value-type="string">
            <text:p text:style-name="P80"/>
          </table:table-cell>
        </table:table-row>
        <table:table-row table:style-name="Tabel2.5">
          <table:table-cell table:style-name="Tabel2.A3" office:value-type="string">
            <text:p text:style-name="P77"/>
          </table:table-cell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0"/>
          </table:table-cell>
          <table:table-cell table:style-name="Tabel2.G3" office:value-type="string">
            <text:p text:style-name="P80"/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05T10:03:45.235109450">05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05T10:03:45.236288784">05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5T10:03:45.132102558</dc:date>
    <meta:print-date>2014-01-05T10:21:33.960023988</meta:print-date>
    <meta:keyword>Installatie</meta:keyword>
    <meta:keyword>Checklist</meta:keyword>
    <meta:keyword>Linux</meta:keyword>
    <meta:editing-cycles>2560</meta:editing-cycles>
    <meta:editing-duration>P5DT8H7M33S</meta:editing-duration>
    <meta:printed-by>Karel Zimmer</meta:printed-by>
    <dc:creator>Karel Zimmer</dc:creator>
    <meta:document-statistic meta:table-count="8" meta:image-count="2" meta:object-count="0" meta:page-count="4" meta:paragraph-count="93" meta:word-count="523" meta:character-count="4173" meta:non-whitespace-character-count="3650"/>
    <meta:user-defined meta:name="Info 1"/>
    <meta:user-defined meta:name="Info 2"/>
    <meta:user-defined meta:name="Info 3"/>
    <meta:user-defined meta:name="Info 4"/>
  </office:meta>
</office:document-meta>
</file>